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ear Hiring Manager,</text:p>
      <text:p text:style-name="Normal">I am applying for the PLM / ENOVIA Technical Architect role. I have 12+ years of hands-on experience designing and governing 3DEXPERIENCE platform architectures, integrations, migrations, and custom extensions across ENOVIA On-Prem and SaaS environments.</text:p>
      <text:p text:style-name="Normal">I would be glad to discuss how my technical expertise can support your PLM initiatives.</text:p>
      <text:p text:style-name="Normal">Kind regards,<text:line-break/><text:span text:style-name="T2">V V S Vara Prasad Tuttupu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uttupu Veera Venkata Satya Varaprasad</meta:initial-creator>
    <dc:creator>Tuttupu Veera Venkata Satya Varaprasad</dc:creator>
    <meta:creation-date>2026-02-10T11:28:00Z</meta:creation-date>
    <dc:date>2026-02-10T11:29:00Z</dc:date>
    <meta:template xlink:href="Normal" xlink:type="simple"/>
    <meta:editing-cycles>1</meta:editing-cycles>
    <meta:editing-duration>PT60S</meta:editing-duration>
    <meta:document-statistic meta:page-count="1" meta:paragraph-count="4" meta:word-count="61" meta:character-count="400" meta:row-count="8" meta:non-whitespace-character-count="343"/>
  </office:meta>
</office:document-meta>
</file>